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系统程序员成长计划-工程管理(五)</text:p>
      <text:p text:style-name="P1"/>
      <text:p text:style-name="P1">相关话题</text:p>
      <text:p text:style-name="P1"/>
      <text:p text:style-name="P1">o 同时编译多个目标平台</text:p>
      <text:p text:style-name="P1">假设要同时编译i386和arm两个版本，以libbase为例，我们可以在base</text:p>
      <text:p text:style-name="P1"/>
      <text:p text:style-name="P1">o 调试libtool链接可执行文件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PL细上海宋Uni" style:font-size-asian="12pt" style:language-asian="zh" style:country-asian="CN" style:font-name-complex="文鼎PL细上海宋Un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鼎PL细上海宋Uni" style:font-size-asian="14pt" style:font-name-complex="文鼎PL细上海宋Un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ixianjing</meta:initial-creator>
    <meta:creation-date>2009-04-04T08:28:10</meta:creation-date>
    <dc:creator>lixianjing</dc:creator>
    <dc:date>2009-04-04T08:33:41</dc:date>
    <meta:editing-cycles>6</meta:editing-cycles>
    <meta:editing-duration>PT5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37" meta:character-count="92"/>
  </office:meta>
</office:document-meta>
</file>